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List_20_Indent">
      <style:text-properties fo:font-weight="bold" style:font-weight-asian="bold" style:font-weight-complex="bold"/>
    </style:style>
    <style:style style:name="P4" style:family="paragraph" style:parent-style-name="List_20_Indent">
      <style:text-properties fo:language="en" fo:country="US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size-asian="10.5pt"/>
    </style:style>
    <style:style style:name="gr1" style:family="graphic">
      <style:graphic-properties svg:stroke-width="0.049cm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ocabulaire</text:p>
      <text:p text:style-name="Standard"/>
      <text:p text:style-name="List_20_Indent"><draw:line text:anchor-type="char" draw:z-index="0" draw:style-name="gr1" draw:text-style-name="P5" svg:x1="0.005cm" svg:y1="0.538cm" svg:x2="17.018cm" svg:y2="0.485cm"><text:p/></draw:line></text:p>
      <text:p text:style-name="P3"/>
      <text:p text:style-name="List_20_Indent"><text:span text:style-name="T1">Nom du papier :</text:span> </text:p>
      <text:p text:style-name="List_20_Indent"><text:span text:style-name="T1">Auteur(s) :</text:span> </text:p>
      <text:p text:style-name="List_20_Indent"><text:span text:style-name="T1">Année :</text:span> </text:p>
      <text:p text:style-name="P4"/>
      <text:p text:style-name="P1"><draw:line text:anchor-type="char" draw:z-index="1" draw:style-name="gr1" draw:text-style-name="P5" svg:x1="0.005cm" svg:y1="0.268cm" svg:x2="17.018cm" svg:y2="0.215cm"><text:p/></draw:line></text:p>
      <text:p text:style-name="Standard"/>
      <text:p text:style-name="P2"><text:span text:style-name="T2"><text:s/>:</text:span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xavier </meta:initial-creator>
    <meta:creation-date>2010-04-06T11:32:16</meta:creation-date>
    <dc:date>2010-04-06T11:36:57</dc:date>
    <dc:creator>xavier </dc:creator>
    <meta:editing-duration>PT00H04M41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1" meta:paragraph-count="5" meta:word-count="10" meta:character-count="50"/>
  </office:meta>
</office:document-meta>
</file>